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4cm" fo:margin-bottom="0cm" fo:line-height="100%" fo:text-indent="0cm"/>
    </style:style>
    <style:style style:name="P9" style:family="paragraph">
      <loext:graphic-properties draw:fill-color="#ffffff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fo:margin-top="0.5cm" fo:margin-bottom="0cm"/>
      <style:text-properties fo:hyphenate="false" loext:hyphenation-no-caps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524cm" svg:y="2.378cm" presentation:class="subtitle" presentation:user-transformed="true">
          <draw:text-box>
            <text:p><text:span text:style-name="T1">Full Stack Development</text:span></text:p>
            <text:p><text:span text:style-name="T1"/></text:p>
            <text:p><text:span text:style-name="T2">Lecture 11: APIs implemented with PH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What is an API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pplication Programming Interface</text:p>
                <text:list>
                  <text:list-item>
                    <text:p>a set of functions and procedures allowing access to the features or data of some other software service.</text:p>
                  </text:list-item>
                  <text:list-item>
                    <text:p><text:span text:style-name="T3">Routes http://example.com/class/action/values</text:span></text:p>
                  </text:list-item>
                  <text:list-item>
                    <text:p><text:span text:style-name="T3">Methods GET POST PUT PATCH DELETE...</text:span></text:p>
                  </text:list-item>
                  <text:list-item>
                    <text:p><text:span text:style-name="T3">Expectation of JSON return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outes/Endpoints</text:p>
          </draw:text-box>
        </draw:frame>
        <draw:frame draw:style-name="gr2" draw:text-style-name="P4" draw:layer="layout" svg:width="22.061cm" svg:height="8.783cm" svg:x="1.524cm" svg:y="3.302cm">
          <draw:text-box>
            <text:list text:style-name="L1">
              <text:list-item>
                <text:p text:style-name="P3">Generally Follow CRUD design with addition of searching and listing</text:p>
                <text:list>
                  <text:list-item>
                    <text:p text:style-name="P3">Create – PUT</text:p>
                  </text:list-item>
                  <text:list-item>
                    <text:p text:style-name="P3">Show – GET</text:p>
                  </text:list-item>
                  <text:list-item>
                    <text:p text:style-name="P3">Update – PATCH/POST</text:p>
                  </text:list-item>
                  <text:list-item>
                    <text:p text:style-name="P3">Delete – DELETE</text:p>
                  </text:list-item>
                  <text:list-item>
                    <text:p text:style-name="P3">Search – POST/GET</text:p>
                  </text:list-item>
                  <text:list-item>
                    <text:p text:style-name="P3">List/Show all – GET/POST</text:p>
                  </text:list-item>
                </text:list>
                <text:p text:style-name="P3"/>
              </text:list-item>
              <text:list-item>
                <text:p text:style-name="P3">Routes are usually denoted by query parameters. More on this in a second</text:p>
              </text:list-item>
              <text:list-item>
                <text:p text:style-name="P3">Endpoints are the full URI with sort/searching params</text:p>
              </text:list-item>
              <text:list-item>
                <text:p text:style-name="P3">Built on larger to smaller result set premise</text:p>
                <text:list>
                  <text:list-item>
                    <text:p text:style-name="P3">ex: http://<text:span text:style-name="T4">somesite.com</text:span><text:span text:style-name="T5">/API/v2/User/Show/{user_id}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Query Strings vs Query Parameter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1">
              <text:list-item>
                <text:p text:style-name="P6">Query strings are the key value pairs that appear in the url AFTER the question mark</text:p>
                <text:list>
                  <text:list-item>
                    <text:p text:style-name="P7">Used to sort and filter results</text:p>
                  </text:list-item>
                  <text:list-item>
                    <text:p text:style-name="P7">Ex http://example.com/user/search?<text:span text:style-name="T5">id=1234&amp;fname=john&amp;lname=smith</text:span></text:p>
                  </text:list-item>
                </text:list>
              </text:list-item>
              <text:list-item>
                <text:p text:style-name="P7">Query parameters (aka path parameters) appear BEFORE the question mark</text:p>
                <text:list>
                  <text:list-item>
                    <text:p text:style-name="P7">Used to access a specific resource or set of resources</text:p>
                  </text:list-item>
                  <text:list-item>
                    <text:p text:style-name="P7">Ex http://example.com/<text:span text:style-name="T5">user/search</text:span>?<text:span text:style-name="T3">id=1234&amp;fname=john&amp;lname=smith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ate Limit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6">What is a rate limit</text:p>
                <text:list>
                  <text:list-item>
                    <text:p text:style-name="P7">A rate limit is generally a limit on requests that can be made per account/user in a given amount of time.</text:p>
                  </text:list-item>
                  <text:list-item>
                    <text:p text:style-name="P7">Maintaining an api and the infrastructure for storing and serving data can be costly so companies implement rate limits</text:p>
                  </text:list-item>
                  <text:list-item>
                    <text:p text:style-name="P7"><text:span text:style-name="T6">Most API’s have dev accounts whice are a free tier with a very small limit </text:span><text:span text:style-name="T6">useful for building and testing but not high enough to serve a functioning </text:span><text:span text:style-name="T6">site.</text:span></text:p>
                  </text:list-item>
                  <text:list-item>
                    <text:p text:style-name="P8">Example: <text:a xlink:href="https://smartystreets.com/pricing" xlink:type="simple">https://smartystreets.com/pricing</text:a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uthor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eys – API keys are the most common way to authorize access to an API</text:p>
                <text:list>
                  <text:list-item>
                    <text:p>Can be set up to limit various aspects</text:p>
                  </text:list-item>
                  <text:list-item>
                    <text:p>Managed by the API owner</text:p>
                  </text:list-item>
                  <text:list-item>
                    <text:p>Stored in DB and programatically checked against</text:p>
                  </text:list-item>
                </text:list>
              </text:list-item>
              <text:list-item>
                <text:p>Bearer Tokens – Usually generated per call and expire after a short amount of time or once a transaction is complete</text:p>
                <text:list>
                  <text:list-item>
                    <text:p>Most often used with payment systems and merchant accounts usually requires a call to an OPTIONS method first</text:p>
                  </text:list-item>
                </text:list>
              </text:list-item>
              <text:list-item>
                <text:p>AuthCodes (old school bearer tokens) – These are still in use but have no real standard in practice. Good luck. RTFM for sure!</text:p>
              </text:list-item>
              <text:list-item>
                <text:p>Login/Authorization routes with UN/PW (don’t build these unless you have to)</text:p>
                <text:list>
                  <text:list-item>
                    <text:p>Sometimes used with the bearer token method but pretty insecure since you have to send the pw in the reque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Using an API PT 1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/>RTFM! Read the &amp;%($#@* Manual!!</text:p>
              </text:list-item>
            </text:list>
            <text:list text:style-name="L4">
              <text:list-item>
                <text:list>
                  <text:list-item>
                    <text:p text:style-name="P10">Docs are the source of all truth with an api</text:p>
                  </text:list-item>
                  <text:list-item>
                    <text:p text:style-name="P10">They tell you how to set it up what routes do what and what parameters are needed for each request</text:p>
                  </text:list-item>
                </text:list>
              </text:list-item>
            </text:list>
            <text:list text:style-name="L5">
              <text:list-item>
                <text:p text:style-name="P11"><text:s/>Get an API key</text:p>
              </text:list-item>
            </text:list>
            <text:list text:style-name="L4">
              <text:list-item>
                <text:p text:style-name="P10"><text:s/>Find the route you need</text:p>
                <text:list>
                  <text:list-item>
                    <text:p text:style-name="P10">/User/Search?id=, /Users/search, /User/id/</text:p>
                  </text:list-item>
                </text:list>
              </text:list-item>
              <text:list-item>
                <text:p text:style-name="P10"><text:s/>Test the basic route with no filtering or sorting to make sure your connection is valid</text:p>
              </text:list-item>
              <text:list-item>
                <text:p text:style-name="P10"><text:s/>Understand the API’s return structure and formatting</text:p>
                <text:list>
                  <text:list-item>
                    <text:p text:style-name="P10">JSON or XML or something else. Old api’s do some weird things…</text:p>
                  </text:list-item>
                </text:list>
              </text:list-item>
              <text:list-item>
                <text:p text:style-name="P10"><text:s/>Know your rate limits! Most places will charge you instantly. See AWS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Using an API PT.2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ets try one!</text:p>
              </text:list-header>
            </text:list>
            <text:list text:style-name="L3">
              <text:list-item>
                <text:p><text:s/>Open PostMan</text:p>
              </text:list-item>
              <text:list-item>
                <text:p><text:s/>Open smarty streets US Street Address api docs: <text:a xlink:href="https://smartystreets.com/docs/cloud/us-street-api" xlink:type="simple">https://smartystreets.com/docs/cloud/us-street-api</text:a></text:p>
              </text:list-item>
              <text:list-item>
                <text:p><text:s/>Make a request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Building an API</text:p>
          </draw:text-box>
        </draw:frame>
        <draw:frame presentation:style-name="pr4" draw:text-style-name="P2" draw:layer="layout" svg:width="25.199cm" svg:height="11.176cm" svg:x="1.4cm" svg:y="3.048cm" presentation:class="outline" presentation:user-transformed="true">
          <draw:text-box>
            <text:list text:style-name="L2">
              <text:list-item>
                <text:p>Understand your data!</text:p>
                <text:list>
                  <text:list-item>
                    <text:p>What do you <text:span text:style-name="T7">want</text:span><text:span text:style-name="T4"> to server the</text:span> user, specifically?</text:p>
                  </text:list-item>
                  <text:list-item>
                    <text:p>Make sure you can convert your data to JSON</text:p>
                  </text:list-item>
                </text:list>
              </text:list-item>
              <text:list-item>
                <text:p>Decide on route template design</text:p>
                <text:list>
                  <text:list-item>
                    <text:p>User/ or Users/ for show all?</text:p>
                  </text:list-item>
                  <text:list-item>
                    <text:p>GET vs POST <text:s/>and for which routes?</text:p>
                  </text:list-item>
                  <text:list-item>
                    <text:p>Query strings or query params?</text:p>
                  </text:list-item>
                  <text:list-item>
                    <text:p>Every route should follow suit</text:p>
                  </text:list-item>
                </text:list>
              </text:list-item>
              <text:list-item>
                <text:p>Decide on Resource (top level) routes</text:p>
                <text:list>
                  <text:list-item>
                    <text:p>User</text:p>
                  </text:list-item>
                  <text:list-item>
                    <text:p>Account</text:p>
                  </text:list-item>
                  <text:list-item>
                    <text:p>Post</text:p>
                  </text:list-item>
                  <text:list-item>
                    <text:p>Admin</text:p>
                  </text:list-item>
                  <text:list-item>
                    <text:p>Order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Building an API cont.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Let your routes do the navigation and your classes to the work</text:span></text:p>
                <text:list>
                  <text:list-item>
                    <text:p><text:span text:style-name="T2">/User/find/{user_id} route</text:span></text:p>
                    <text:list>
                      <text:list-item>
                        <text:p><text:span text:style-name="T2">// validate params</text:span></text:p>
                      </text:list-item>
                      <text:list-item>
                        <text:p><text:span text:style-name="T2">// find requested thing</text:span></text:p>
                      </text:list-item>
                      <text:list-item>
                        <text:p><text:span text:style-name="T2">// format requested thing</text:span></text:p>
                      </text:list-item>
                      <text:list-item>
                        <text:p><text:span text:style-name="T2">// return response</text:span></text:p>
                      </text:list-item>
                    </text:list>
                  </text:list-item>
                  <text:list-item>
                    <text:p><text:span text:style-name="T2">User class</text:span></text:p>
                    <text:list>
                      <text:list-item>
                        <text:p><text:span text:style-name="T2">// connect to db</text:span></text:p>
                      </text:list-item>
                      <text:list-item>
                        <text:p><text:span text:style-name="T2">// query db</text:span></text:p>
                      </text:list-item>
                      <text:list-item>
                        <text:p><text:span text:style-name="T2">// validate results</text:span></text:p>
                      </text:list-item>
                      <text:list-item>
                        <text:p><text:span text:style-name="T2">// return result ob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 More Info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codeofaninja.com/2017/02/create-simple-rest-api-in-php.htm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1:36:39.865782976</meta:creation-date>
    <dc:date>2021-03-27T16:40:11.220410327</dc:date>
    <meta:editing-duration>PT26M15S</meta:editing-duration>
    <meta:editing-cycles>4</meta:editing-cycles>
    <meta:generator>LibreOffice/6.4.6.2$Linux_X86_64 LibreOffice_project/40$Build-2</meta:generator>
    <meta:document-statistic meta:object-count="64"/>
  </office:meta>
</office:document-meta>
</file>